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1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1.979cm" fo:padding-top="0cm" fo:padding-bottom="0cm" fo:padding-left="0cm" fo:padding-right="0cm"/>
    </style:style>
    <style:style style:name="gr14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3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25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34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Garamond" style:font-family-generic="roman" style:font-pitch="variable" fo:font-size="8pt" style:font-size-asian="8pt" style:font-size-complex="8pt"/>
    </style:style>
    <style:style style:name="T6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8.6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4.473cm" svg:height="2.164cm" svg:x="8.618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874cm" svg:height="0.348cm" svg:x="9.556cm" svg:y="11.43cm">
            <draw:text-box>
              <text:p text:style-name="P5"><text:span text:style-name="T3">conf</text:span></text:p>
            </draw:text-box>
          </draw:frame>
          <draw:custom-shape draw:style-name="gr8" draw:text-style-name="P3" draw:layer="layout" svg:width="0.416cm" svg:height="0.104cm" svg:x="9.0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8.477cm" svg:y="10.817cm" svg:viewBox="0 0 246 670" draw:points="131,670 0,670 0,0 246,0">
            <text:p/>
          </draw:polyline>
          <draw:rect draw:style-name="gr4" draw:text-style-name="P3" draw:layer="layout" svg:width="0.194cm" svg:height="2.019cm" svg:x="8.533cm" svg:y="11.408cm">
            <text:p/>
          </draw:rect>
          <draw:frame draw:style-name="gr9" draw:text-style-name="P2" draw:layer="layout" svg:width="3.185cm" svg:height="0.429cm" svg:x="8.6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6" draw:layer="layout" svg:width="2.368cm" svg:height="0.348cm" svg:x="8.984cm" svg:y="12.303cm">
            <draw:text-box>
              <text:p text:style-name="P5"><text:span text:style-name="T3">singleThreadedRunners</text:span></text:p>
            </draw:text-box>
          </draw:frame>
          <draw:line draw:style-name="gr11" draw:text-style-name="P3" draw:layer="layout" svg:x1="11.714cm" svg:y1="12.478cm" svg:x2="12.164cm" svg:y2="12.478cm">
            <text:p/>
          </draw:line>
          <draw:custom-shape draw:style-name="gr8" draw:text-style-name="P3" draw:layer="layout" svg:width="0.416cm" svg:height="0.104cm" svg:x="11.428cm" svg:y="12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2" draw:text-style-name="P3" draw:layer="layout" svg:x1="6.031cm" svg:y1="11.951cm" svg:x2="8.927cm" svg:y2="11.955cm">
            <text:p/>
          </draw:line>
          <draw:frame draw:style-name="gr13" draw:text-style-name="P7" draw:layer="layout" svg:width="1.979cm" svg:height="0.323cm" svg:x="6.516cm" svg:y="11.762cm">
            <draw:text-box>
              <text:p><text:span text:style-name="T4">runConcurrently</text:span><text:span text:style-name="T5">()</text:span></text:p>
            </draw:text-box>
          </draw:frame>
        </draw:g>
        <draw:g>
          <draw:custom-shape draw:style-name="gr14" draw:text-style-name="P3" draw:layer="layout" svg:width="0.163cm" svg:height="0.635cm" svg:x="12.151cm" svg:y="12.203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8" draw:layer="layout" svg:width="0.318cm" svg:height="0.259cm" svg:x="12.082cm" svg:y="11.904cm">
            <draw:text-box>
              <text:p text:style-name="P1"><text:span text:style-name="T6">List</text:span></text:p>
            </draw:text-box>
          </draw:frame>
          <draw:circle draw:style-name="gr16" draw:text-style-name="P3" draw:layer="layout" svg:width="0.103cm" svg:height="0.103cm" svg:x="12.18cm" svg:y="12.245cm">
            <text:p/>
          </draw:circle>
          <draw:circle draw:style-name="gr16" draw:text-style-name="P3" draw:layer="layout" svg:width="0.103cm" svg:height="0.103cm" svg:x="12.181cm" svg:y="12.546cm">
            <text:p/>
          </draw:circle>
          <draw:circle draw:style-name="gr16" draw:text-style-name="P3" draw:layer="layout" svg:width="0.103cm" svg:height="0.103cm" svg:x="12.182cm" svg:y="12.692cm">
            <text:p/>
          </draw:circle>
        </draw:g>
        <draw:g>
          <draw:frame draw:style-name="gr17" draw:text-style-name="P4" draw:layer="layout" svg:width="3.346cm" svg:height="0.429cm" svg:x="13.205cm" svg:y="9.353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3.179cm" svg:y="9.78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3.308cm" svg:height="0.348cm" svg:x="13.844cm" svg:y="9.889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3.356cm" svg:y="10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6" draw:layer="layout" svg:width="0.781cm" svg:height="0.348cm" svg:x="13.828cm" svg:y="10.08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3.356cm" svg:y="10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0.874cm" svg:height="0.348cm" svg:x="14.879cm" svg:y="10.311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5.815cm" svg:y="10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0.959cm" svg:height="1.893cm" svg:x="12.227cm" svg:y="10.412cm" svg:viewBox="0 0 960 1894" svg:d="M0 1894c857-51 205-1856 960-1894">
          <text:p/>
        </draw:path>
        <draw:g>
          <draw:frame draw:style-name="gr20" draw:text-style-name="P4" draw:layer="layout" svg:width="1.928cm" svg:height="0.429cm" svg:x="11.188cm" svg:y="7.91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1.23cm" svg:y="8.34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1" draw:text-style-name="P3" draw:layer="layout" svg:width="0.774cm" svg:height="1.466cm" svg:x="12.568cm" svg:y="8.609cm" svg:viewBox="0 0 775 1467" svg:d="M775 1463c-628 96-192-1477-775-1463">
          <text:p/>
        </draw:path>
        <draw:g>
          <draw:frame draw:style-name="gr21" draw:text-style-name="P4" draw:layer="layout" svg:width="3.27cm" svg:height="0.429cm" svg:x="2.85cm" svg:y="12.632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2.267cm" svg:height="2.164cm" svg:x="2.824cm" svg:y="13.06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6" draw:layer="layout" svg:width="2.216cm" svg:height="0.348cm" svg:x="2.153cm" svg:y="13.935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421cm" svg:y="14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7" draw:text-style-name="P4" draw:layer="layout" svg:width="3.346cm" svg:height="0.429cm" svg:x="13.42cm" svg:y="13.755cm">
            <draw:text-box>
              <text:p text:style-name="P1"><text:span text:style-name="T2">SingleThreadedRunner</text:span></text:p>
            </draw:text-box>
          </draw:frame>
          <draw:custom-shape draw:style-name="gr23" draw:text-style-name="P3" draw:layer="layout" svg:width="3.208cm" svg:height="0.925cm" svg:x="13.3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9.862cm" svg:y="16.45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9.725cm" svg:y="15.924cm" svg:viewBox="0 0 246 670" draw:points="131,670 0,670 0,0 246,0">
            <text:p/>
          </draw:polyline>
          <draw:rect draw:style-name="gr4" draw:text-style-name="P3" draw:layer="layout" svg:width="0.194cm" svg:height="2.019cm" svg:x="19.781cm" svg:y="16.515cm">
            <text:p/>
          </draw:rect>
          <draw:frame draw:style-name="gr24" draw:text-style-name="P9" draw:layer="layout" svg:width="3.503cm" svg:height="0.429cm" svg:x="19.882cm" svg:y="16.027cm">
            <draw:text-box>
              <text:p text:style-name="P5"><text:span text:style-name="T7">SamplerImpl</text:span></text:p>
            </draw:text-box>
          </draw:frame>
          <draw:frame draw:style-name="gr20" draw:text-style-name="P2" draw:layer="layout" svg:width="1.928cm" svg:height="0.429cm" svg:x="19.882cm" svg:y="15.701cm">
            <draw:text-box>
              <text:p text:style-name="P1"><text:span text:style-name="T1">Sampler</text:span></text:p>
            </draw:text-box>
          </draw:frame>
        </draw:g>
        <draw:g>
          <draw:frame draw:style-name="gr17" draw:text-style-name="P4" draw:layer="layout" svg:width="3.346cm" svg:height="0.429cm" svg:x="13.407cm" svg:y="15.32cm">
            <draw:text-box>
              <text:p text:style-name="P1"><text:span text:style-name="T2">SingleThreadedRunner</text:span></text:p>
            </draw:text-box>
          </draw:frame>
          <draw:custom-shape draw:style-name="gr23" draw:text-style-name="P3" draw:layer="layout" svg:width="3.208cm" svg:height="0.925cm" svg:x="13.3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1" draw:text-style-name="P3" draw:layer="layout" svg:width="1.15cm" svg:height="1.803cm" svg:x="12.241cm" svg:y="12.579cm" svg:viewBox="0 0 1151 1804" svg:d="M0 5c592-114 186 1940 1151 1792">
          <text:p/>
        </draw:path>
        <draw:path draw:style-name="gr11" draw:text-style-name="P3" draw:layer="layout" svg:width="1.096cm" svg:height="3.097cm" svg:x="12.25cm" svg:y="12.747cm" svg:viewBox="0 0 1097 3098" svg:d="M0 3c592-114 162 3140 1097 3095">
          <text:p/>
        </draw:path>
        <draw:path draw:style-name="gr11" draw:text-style-name="P3" draw:layer="layout" svg:width="3.571cm" svg:height="6.211cm" svg:x="16.209cm" svg:y="10.501cm" svg:viewBox="0 0 3572 6212" svg:d="M0 0c1459-51 2381 6338 3572 6210">
          <text:p/>
        </draw:path>
        <draw:g>
          <draw:frame draw:style-name="gr20" draw:text-style-name="P2" draw:layer="layout" svg:width="1.928cm" svg:height="0.429cm" svg:x="18.478cm" svg:y="9.154cm">
            <draw:text-box>
              <text:p text:style-name="P1"><text:span text:style-name="T1">Operation</text:span></text:p>
            </draw:text-box>
          </draw:frame>
          <draw:custom-shape draw:style-name="gr25" draw:text-style-name="P3" draw:layer="layout" svg:width="1.236cm" svg:height="1.234cm" svg:x="18.404cm" svg:y="9.907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8.267cm" svg:y="9.377cm" svg:viewBox="0 0 246 670" draw:points="131,670 0,670 0,0 246,0">
            <text:p/>
          </draw:polyline>
          <draw:rect draw:style-name="gr4" draw:text-style-name="P3" draw:layer="layout" svg:width="0.194cm" svg:height="0.999cm" svg:x="18.323cm" svg:y="10.027cm">
            <text:p/>
          </draw:rect>
        </draw:g>
        <draw:path draw:style-name="gr11" draw:text-style-name="P3" draw:layer="layout" svg:width="3.696cm" svg:height="0.806cm" svg:x="4.852cm" svg:y="13.291cm" svg:viewBox="0 0 3697 807" svg:d="M0 807c896-38 2876-883 3697-801">
          <text:p/>
        </draw:path>
        <draw:path draw:style-name="gr11" draw:text-style-name="P3" draw:layer="layout" svg:width="9.113cm" svg:height="8.978cm" svg:x="7.654cm" svg:y="2.611cm" svg:viewBox="0 0 9114 8979" svg:d="M1388 8976c-3936 183 1083-9022 7726-8976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0" draw:layer="layout" svg:width="3.211cm" svg:height="0.429cm" svg:x="27.112cm" svg:y="11.179cm">
            <draw:text-box>
              <text:p text:style-name="P1"><text:span text:style-name="T8">JmsResourceManager</text:span></text:p>
            </draw:text-box>
          </draw:frame>
          <draw:frame draw:style-name="gr27" draw:text-style-name="P11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8" draw:text-style-name="P10" draw:layer="layout" svg:width="2.195cm" svg:height="0.429cm" svg:x="31.046cm" svg:y="10.909cm">
            <draw:text-box>
              <text:p text:style-name="P1"><text:span text:style-name="T8">EndpointPolicy</text:span></text:p>
            </draw:text-box>
          </draw:frame>
          <draw:custom-shape draw:style-name="gr25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1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16.844cm" svg:y="2.354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707cm" svg:y="1.824cm" svg:viewBox="0 0 246 670" draw:points="131,670 0,670 0,0 246,0">
            <text:p/>
          </draw:polyline>
          <draw:rect draw:style-name="gr4" draw:text-style-name="P3" draw:layer="layout" svg:width="0.184cm" svg:height="1.922cm" svg:x="16.753cm" svg:y="2.456cm">
            <text:p/>
          </draw:rect>
          <draw:frame draw:style-name="gr29" draw:text-style-name="P10" draw:layer="layout" svg:width="2.665cm" svg:height="0.429cm" svg:x="16.897cm" svg:y="1.903cm">
            <draw:text-box>
              <text:p text:style-name="P1"><text:span text:style-name="T8">ConfigurationImpl</text:span></text:p>
            </draw:text-box>
          </draw:frame>
          <draw:frame draw:style-name="gr30" draw:text-style-name="P2" draw:layer="layout" svg:width="1.962cm" svg:height="0.429cm" svg:x="16.918cm" svg:y="1.601cm">
            <draw:text-box>
              <text:p text:style-name="P1"><text:span text:style-name="T1">Configuration</text:span></text:p>
            </draw:text-box>
          </draw:frame>
          <draw:frame draw:style-name="gr31" draw:text-style-name="P11" draw:layer="layout" svg:width="1.357cm" svg:height="0.327cm" svg:x="17.4cm" svg:y="3.084cm">
            <draw:text-box>
              <text:p text:style-name="P5"><text:span text:style-name="T3">loadStrartegy</text:span></text:p>
            </draw:text-box>
          </draw:frame>
          <draw:custom-shape draw:style-name="gr8" draw:text-style-name="P3" draw:layer="layout" svg:width="0.416cm" svg:height="0.104cm" svg:x="18.818cm" svg:y="3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11" draw:layer="layout" svg:width="1.674cm" svg:height="0.327cm" svg:x="17.083cm" svg:y="3.285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18.815cm" svg:y="3.4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11" draw:layer="layout" svg:width="0.705cm" svg:height="0.327cm" svg:x="18.052cm" svg:y="2.62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8.812cm" svg:y="2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2.714cm" svg:height="4.039cm" svg:x="19.222cm" svg:y="3.485cm" svg:viewBox="0 0 2715 4040" svg:d="M0 0c1459-51 1631 3951 2715 4040">
          <text:p/>
        </draw:path>
        <draw:path draw:style-name="gr11" draw:text-style-name="P3" draw:layer="layout" svg:width="6.944cm" svg:height="6.05cm" svg:x="19.237cm" svg:y="2.795cm" svg:viewBox="0 0 6945 6051" svg:d="M0 0c1459-51 5297 5873 6945 6051">
          <text:p/>
        </draw:path>
        <draw:g>
          <draw:custom-shape draw:style-name="gr2" draw:text-style-name="P3" draw:layer="layout" svg:width="2.476cm" svg:height="2.168cm" svg:x="22.021cm" svg:y="6.5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1.906cm" svg:y="5.984cm" svg:viewBox="0 0 246 670" draw:points="131,670 0,670 0,0 246,0">
            <text:p/>
          </draw:polyline>
          <draw:custom-shape draw:style-name="gr34" draw:text-style-name="P3" draw:layer="layout" svg:width="2.35cm" svg:height="1.553cm" svg:x="22.021cm" svg:y="7.0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0" draw:layer="layout" svg:width="2.652cm" svg:height="0.429cm" svg:x="22.117cm" svg:y="6.088cm">
            <draw:text-box>
              <text:p text:style-name="P1"><text:span text:style-name="T8">SendLoadStrategy</text:span></text:p>
            </draw:text-box>
          </draw:frame>
          <draw:frame draw:style-name="gr20" draw:text-style-name="P2" draw:layer="layout" svg:width="1.928cm" svg:height="0.429cm" svg:x="22.117cm" svg:y="5.761cm">
            <draw:text-box>
              <text:p text:style-name="P1"><text:span text:style-name="T1">LoadStrategy</text:span></text:p>
            </draw:text-box>
          </draw:frame>
          <draw:frame draw:style-name="gr20" draw:text-style-name="P2" draw:layer="layout" svg:width="1.928cm" svg:height="0.429cm" svg:x="22.117cm" svg:y="5.762cm">
            <draw:text-box>
              <text:p text:style-name="P1"><text:span text:style-name="T1">LoadStrategy</text:span></text:p>
            </draw:text-box>
          </draw:frame>
          <draw:frame draw:style-name="gr36" draw:text-style-name="P10" draw:layer="layout" svg:width="2.474cm" svg:height="0.429cm" svg:x="22.25cm" svg:y="6.579cm">
            <draw:text-box>
              <text:p text:style-name="P1"><text:span text:style-name="T8">JmsLoadStrategy</text:span></text:p>
            </draw:text-box>
          </draw:frame>
          <draw:rect draw:style-name="gr4" draw:text-style-name="P3" draw:layer="layout" svg:width="0.184cm" svg:height="1.922cm" svg:x="21.952cm" svg:y="6.616cm">
            <text:p/>
          </draw:rect>
          <draw:frame draw:style-name="gr27" draw:text-style-name="P11" draw:layer="layout" svg:width="1.561cm" svg:height="0.327cm" svg:x="22.207cm" svg:y="8.065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3.788cm" svg:y="8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6.841cm" svg:height="3.324cm" svg:x="24.193cm" svg:y="8.252cm" svg:viewBox="0 0 6842 3325" svg:d="M0 0c1529 89 4824 3221 6842 3325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37" draw:text-style-name="P10" draw:layer="layout" svg:width="2.517cm" svg:height="0.429cm" svg:x="26.344cm" svg:y="8.112cm">
            <draw:text-box>
              <text:p text:style-name="P1"><text:span text:style-name="T8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38" draw:text-style-name="P11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0.519cm" svg:height="1.321cm" svg:x="26.598cm" svg:y="10.402cm" svg:viewBox="0 0 520 1322" svg:d="M520 0c-611 24-769 1286-4 13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5-06-04T14:03:01</dc:date>
    <dc:creator>Ovidiu Feodorov</dc:creator>
    <meta:editing-duration>PT8H31M39S</meta:editing-duration>
    <meta:editing-cycles>28</meta:editing-cycles>
    <meta:generator>OpenOffice/4.1.0$Unix OpenOffice.org_project/410m18$Build-9764</meta:generator>
    <meta:document-statistic meta:object-count="115"/>
  </office:meta>
</office:document-meta>
</file>